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6.5201in" svg:y="2.0161in">
            <draw:object draw:notify-on-update-of-ranges="results.B1:results.B1 results.B2:results.B11 results.C1:results.C1 results.C2:result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1465in" svg:y="2.1205in">
            <draw:object draw:notify-on-update-of-ranges="results.E1:results.E1 results.E2:results.E11 results.F1:results.F1 results.F2:results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MCTS</text:p>
          </table:table-cell>
          <table:table-cell office:value-type="string" calcext:value-type="string">
            <text:p>MCTS-Multi</text:p>
          </table:table-cell>
          <table:table-cell/>
          <table:table-cell office:value-type="string" calcext:value-type="string">
            <text:p>MCTS</text:p>
          </table:table-cell>
          <table:table-cell office:value-type="string" calcext:value-type="string">
            <text:p>MCTS-Mult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2]+15" office:value-type="float" office:value="77" calcext:value-type="float">
            <text:p>7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E2]-120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3]+15" office:value-type="float" office:value="41" calcext:value-type="float">
            <text:p>41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E3]-120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4]+15" office:value-type="float" office:value="43" calcext:value-type="float">
            <text:p>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5]+15" office:value-type="float" office:value="51" calcext:value-type="float">
            <text:p>51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[.E5]-120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B6]+15" office:value-type="float" office:value="75" calcext:value-type="float">
            <text:p>75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E6]-12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7]+15" office:value-type="float" office:value="43" calcext:value-type="float">
            <text:p>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8]+15" office:value-type="float" office:value="43" calcext:value-type="float">
            <text:p>4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9]+15" office:value-type="float" office:value="43" calcext:value-type="float">
            <text:p>4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0]+15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]+15" office:value-type="float" office:value="47" calcext:value-type="float">
            <text:p>47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1]-120" office:value-type="float" office:value="144" calcext:value-type="float">
            <text:p>144</text:p>
          </table:table-cell>
        </table:table-row>
      </table:table>
      <table:table table:name="K-tweaking" table:style-name="ta1">
        <table:shapes>
          <draw:frame draw:z-index="0" draw:style-name="gr1" draw:text-style-name="P1" svg:width="6.2988in" svg:height="3.5429in" svg:x="0.7724in" svg:y="0.2169in">
            <draw:object draw:notify-on-update-of-ranges="'K-tweaking'.I2:'K-tweaking'.I9 'K-tweaking'.J2:'K-tweaking'.J9 'K-tweaking'.K2:'K-tweaking'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Butterflies</text:p>
          </table:table-cell>
          <table:table-cell office:value-type="string" calcext:value-type="string">
            <text:p>K = 16</text:p>
          </table:table-cell>
          <table:table-cell table:number-columns-repeated="3"/>
          <table:table-cell office:value-type="string" calcext:value-type="string">
            <text:p>K = 2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ean score</text:p>
          </table:table-cell>
          <table:table-cell office:value-type="string" calcext:value-type="string">
            <text:p>mea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2:.B11])" office:value-type="float" office:value="32.6" calcext:value-type="float">
            <text:p>32.6</text:p>
          </table:table-cell>
          <table:table-cell table:formula="of:=AVERAGE([.C2:.C11])" office:value-type="float" office:value="318.4" calcext:value-type="float">
            <text:p>31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23])" office:value-type="float" office:value="28.8" calcext:value-type="float">
            <text:p>28.8</text:p>
          </table:table-cell>
          <table:table-cell table:formula="of:=AVERAGE([.C14:.C23])" office:value-type="float" office:value="206.6" calcext:value-type="float">
            <text:p>20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B26:.B35])" office:value-type="float" office:value="36.4" calcext:value-type="float">
            <text:p>36.4</text:p>
          </table:table-cell>
          <table:table-cell table:formula="of:=AVERAGE([.C26:.C35])"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F2:.F11])" office:value-type="float" office:value="24.2" calcext:value-type="float">
            <text:p>24.2</text:p>
          </table:table-cell>
          <table:table-cell table:formula="of:=AVERAGE([.G2:.G11])"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.41" calcext:value-type="float">
            <text:p>1.41</text:p>
          </table:table-cell>
          <table:table-cell table:formula="of:=AVERAGE([.F26:.F35])" office:value-type="float" office:value="35" calcext:value-type="float">
            <text:p>35</text:p>
          </table:table-cell>
          <table:table-cell table:formula="of:=AVERAGE([.G26:.G35])" office:value-type="float" office:value="256.8" calcext:value-type="float">
            <text:p>25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F14:.F23])" office:value-type="float" office:value="38.6" calcext:value-type="float">
            <text:p>38.6</text:p>
          </table:table-cell>
          <table:table-cell table:formula="of:=AVERAGE([.G14:.G23])" office:value-type="float" office:value="261.9" calcext:value-type="float">
            <text:p>26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VERAGE([.J14:.J23])" office:value-type="float" office:value="47" calcext:value-type="float">
            <text:p>47</text:p>
          </table:table-cell>
          <table:table-cell table:formula="of:=AVERAGE([.K14:.K23])" office:value-type="float" office:value="366.1" calcext:value-type="float">
            <text:p>36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AVERAGE([.J26:.J35])" office:value-type="float" office:value="39.8" calcext:value-type="float">
            <text:p>39.8</text:p>
          </table:table-cell>
          <table:table-cell table:formula="of:=AVERAGE([.K26:.K35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K = 8</text:p>
          </table:table-cell>
          <table:table-cell table:number-columns-repeated="3"/>
          <table:table-cell office:value-type="string" calcext:value-type="string">
            <text:p>K = 1</text:p>
          </table:table-cell>
          <table:table-cell table:number-columns-repeated="3"/>
          <table:table-cell office:value-type="string" calcext:value-type="string">
            <text:p>K = 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K = 4</text:p>
          </table:table-cell>
          <table:table-cell table:number-columns-repeated="3"/>
          <table:table-cell office:value-type="string" calcext:value-type="string">
            <text:p>K = sqrt(2)</text:p>
          </table:table-cell>
          <table:table-cell table:number-columns-repeated="3"/>
          <table:table-cell office:value-type="string" calcext:value-type="string">
            <text:p>K = 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</table:table-row>
      </table:table>
      <table:table table:name="Best action" table:style-name="ta1">
        <table:shapes>
          <draw:frame draw:z-index="0" draw:style-name="gr1" draw:text-style-name="P1" svg:width="6.2988in" svg:height="3.5429in" svg:x="3.0642in" svg:y="0.6665in">
            <draw:object draw:notify-on-update-of-ranges="'Best action'.E1:'Best action'.E1 'Best action'.E2:'Best action'.E3 'Best action'.F1:'Best action'.F1 'Best action'.F2:'Best action'.F3 'Best action'.G1:'Best action'.G1 'Best action'.G2:'Best action'.G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Best action</text:p>
          </table:table-cell>
          <table:table-cell table:number-columns-repeated="3"/>
          <table:table-cell office:value-type="string" calcext:value-type="string">
            <text:p>mean score</text:p>
          </table:table-cell>
          <table:table-cell office:value-type="string" calcext:value-type="string">
            <text:p>mea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best_action</text:p>
          </table:table-cell>
          <table:table-cell table:formula="of:=AVERAGE([.B2:.B11])" office:value-type="float" office:value="31.8" calcext:value-type="float">
            <text:p>31.8</text:p>
          </table:table-cell>
          <table:table-cell table:formula="of:=AVERAGE([.C2:.C11])" office:value-type="float" office:value="226.3" calcext:value-type="float">
            <text:p>22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most_visits</text:p>
          </table:table-cell>
          <table:table-cell table:formula="of:=AVERAGE([.B14:.B23])" office:value-type="float" office:value="47" calcext:value-type="float">
            <text:p>47</text:p>
          </table:table-cell>
          <table:table-cell table:formula="of:=AVERAGE([.C14:.C23])" office:value-type="float" office:value="366.1" calcext:value-type="float">
            <text:p>36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st visit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3:22:34.278091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2T15:58:14.350844514</dc:date>
    <dc:creator>Luuk Nolden</dc:creator>
    <meta:editing-duration>PT2H7M32S</meta:editing-duration>
    <meta:editing-cycles>13</meta:editing-cycles>
    <meta:generator>LibreOffice/7.0.3.1$Linux_X86_64 LibreOffice_project/00$Build-1</meta:generator>
    <meta:document-statistic meta:table-count="3" meta:cell-count="4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Score difference MCTS</text:p>
        </chart:title>
        <chart:legend chart:legend-position="end" svg:x="13.419cm" svg:y="3.952cm" style:legend-expansion="high" chart:style-name="ch3"/>
        <chart:plot-area chart:style-name="ch4" table:cell-range-address="results.B1:results.C11" chart:data-source-has-labels="row" svg:x="1.331cm" svg:y="1.275cm" svg:width="11.768cm" svg:height="6.564cm">
          <chart:coordinate-region svg:x="1.952cm" svg:y="1.474cm" svg:width="11.147cm" svg:height="5.718cm"/>
          <chart:axis chart:dimension="x" chart:name="primary-x" chart:style-name="ch5">
            <chart:title svg:x="6.046cm" svg:y="8.019cm" chart:style-name="ch6">
              <text:p>Number of runs</text:p>
            </chart:title>
          </chart:axis>
          <chart:axis chart:dimension="y" chart:name="primary-y" chart:style-name="ch7">
            <chart:title svg:x="0.451cm" svg:y="5.792cm" chart:style-name="ch8">
              <text:p>Time in seconds</text:p>
            </chart:title>
            <chart:grid chart:style-name="ch9" chart:class="major"/>
          </chart:axis>
          <chart:series chart:style-name="ch10" chart:values-cell-range-address="results.B2:results.B11" chart:label-cell-address="results.B1:results.B1" chart:class="chart:bar">
            <chart:data-point chart:repeated="10"/>
          </chart:series>
          <chart:series chart:style-name="ch11" chart:values-cell-range-address="results.C2:results.C11" chart:label-cell-address="results.C1:results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TS</text:p>
                <draw:g>
                  <svg:desc>results.B1:results.B1</svg:desc>
                </draw:g>
              </table:table-cell>
              <table:table-cell office:value-type="string">
                <text:p>MCTS-Multi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results.B2:results.B11</svg:desc>
                </draw:g>
              </table:table-cell>
              <table:table-cell office:value-type="float" office:value="77">
                <text:p>77</text:p>
                <draw:g>
                  <svg:desc>results.C2:result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Time difference MCTS</text:p>
        </chart:title>
        <chart:legend chart:legend-position="end" svg:x="13.419cm" svg:y="3.952cm" style:legend-expansion="high" chart:style-name="ch3"/>
        <chart:plot-area chart:style-name="ch4" table:cell-range-address="results.E1:results.F11" chart:data-source-has-labels="row" svg:x="1.331cm" svg:y="1.275cm" svg:width="11.768cm" svg:height="6.564cm">
          <chart:coordinate-region svg:x="2.138cm" svg:y="1.474cm" svg:width="10.961cm" svg:height="5.718cm"/>
          <chart:axis chart:dimension="x" chart:name="primary-x" chart:style-name="ch5">
            <chart:title svg:x="6.046cm" svg:y="8.019cm" chart:style-name="ch6">
              <text:p>Number of runs</text:p>
            </chart:title>
          </chart:axis>
          <chart:axis chart:dimension="y" chart:name="primary-y" chart:style-name="ch7">
            <chart:title svg:x="0.451cm" svg:y="5.792cm" chart:style-name="ch8">
              <text:p>Time in seconds</text:p>
            </chart:title>
            <chart:grid chart:style-name="ch9" chart:class="major"/>
          </chart:axis>
          <chart:series chart:style-name="ch10" chart:values-cell-range-address="results.E2:results.E11" chart:label-cell-address="results.E1:results.E1" chart:class="chart:bar">
            <chart:data-point chart:repeated="10"/>
          </chart:series>
          <chart:series chart:style-name="ch11" chart:values-cell-range-address="results.F2:results.F11" chart:label-cell-address="results.F1:results.F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TS</text:p>
                <draw:g>
                  <svg:desc>results.E1:results.E1</svg:desc>
                </draw:g>
              </table:table-cell>
              <table:table-cell office:value-type="string">
                <text:p>MCTS-Multi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">
                <text:p>647</text:p>
                <draw:g>
                  <svg:desc>results.E2:results.E11</svg:desc>
                </draw:g>
              </table:table-cell>
              <table:table-cell office:value-type="float" office:value="527">
                <text:p>527</text:p>
                <draw:g>
                  <svg:desc>results.F2:results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8cm" svg:y="0.316cm" chart:style-name="ch2">
          <text:p>MCTS K Parameter Tweaking</text:p>
        </chart:title>
        <chart:legend chart:legend-position="end" svg:x="13.366cm" svg:y="3.952cm" style:legend-expansion="high" chart:style-name="ch3"/>
        <chart:plot-area chart:style-name="ch4" table:cell-range-address="'K-tweaking'.I2:'K-tweaking'.K9" chart:data-source-has-labels="both" svg:x="1.331cm" svg:y="1.275cm" svg:width="11.715cm" svg:height="6.564cm">
          <chart:coordinate-region svg:x="1.952cm" svg:y="1.474cm" svg:width="10.286cm" svg:height="5.718cm"/>
          <chart:axis chart:dimension="x" chart:name="primary-x" chart:style-name="ch5" chartooo:axis-type="auto">
            <chartooo:date-scale/>
            <chart:title svg:x="6.39cm" svg:y="8.019cm" chart:style-name="ch6">
              <text:p>Value of K</text:p>
            </chart:title>
            <chart:categories table:cell-range-address="'K-tweaking'.I2:'K-tweaking'.I9"/>
          </chart:axis>
          <chart:axis chart:dimension="y" chart:name="primary-y" chart:style-name="ch7">
            <chart:title svg:x="0.451cm" svg:y="6.374cm" chart:style-name="ch8">
              <text:p>Average over ten game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K-tweaking'.J2:'K-tweaking'.J9" loext:label-string="mean_time" chart:class="chart:bar">
            <chart:data-point chart:repeated="8"/>
          </chart:series>
          <chart:series chart:attached-axis="secondary-y" chart:style-name="ch12" chart:values-cell-range-address="'K-tweaking'.K2:'K-tweaking'.K9" loext:label-string="mean_score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time</text:p>
              </table:table-cell>
              <table:table-cell office:value-type="string">
                <text:p>mean_score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K-tweaking'.I2:'K-tweaking'.I9</svg:desc>
                </draw:g>
              </table:table-cell>
              <table:table-cell office:value-type="float" office:value="32.6">
                <text:p>32.6</text:p>
                <draw:g>
                  <svg:desc>'K-tweaking'.J2:'K-tweaking'.J9</svg:desc>
                </draw:g>
              </table:table-cell>
              <table:table-cell office:value-type="float" office:value="318.4">
                <text:p>318.4</text:p>
                <draw:g>
                  <svg:desc>'K-tweaking'.K2:'K-tweaking'.K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8">
                <text:p>28.8</text:p>
              </table:table-cell>
              <table:table-cell office:value-type="float" office:value="206.6">
                <text:p>206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4">
                <text:p>36.4</text:p>
              </table:table-cell>
              <table:table-cell office:value-type="float" office:value="247.9">
                <text:p>247.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2">
                <text:p>24.2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35">
                <text:p>35</text:p>
              </table:table-cell>
              <table:table-cell office:value-type="float" office:value="256.8">
                <text:p>256.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8.6">
                <text:p>38.6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7">
                <text:p>47</text:p>
              </table:table-cell>
              <table:table-cell office:value-type="float" office:value="366.1">
                <text:p>366.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9.8">
                <text:p>39.8</text:p>
              </table:table-cell>
              <table:table-cell office:value-type="float" office:value="227.2">
                <text:p>22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Difference MCTS options</text:p>
        </chart:title>
        <chart:legend chart:legend-position="end" svg:x="13.446cm" svg:y="3.952cm" style:legend-expansion="high" chart:style-name="ch3"/>
        <chart:plot-area chart:style-name="ch4" table:cell-range-address="'Best action'.E1:'Best action'.G3" chart:data-source-has-labels="both" svg:x="1.331cm" svg:y="1.275cm" svg:width="11.795cm" svg:height="6.564cm">
          <chart:coordinate-region svg:x="1.952cm" svg:y="1.474cm" svg:width="10.366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Value of test</text:p>
            </chart:title>
            <chart:categories table:cell-range-address="'Best action'.E2:'Best action'.E3"/>
          </chart:axis>
          <chart:axis chart:dimension="y" chart:name="primary-y" chart:style-name="ch7">
            <chart:title svg:x="0.451cm" svg:y="5.091cm" chart:style-name="ch8">
              <text:p>Optio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Best action'.F2:'Best action'.F3" chart:label-cell-address="'Best action'.F1:'Best action'.F1" chart:class="chart:bar">
            <chart:data-point chart:repeated="2"/>
          </chart:series>
          <chart:series chart:attached-axis="secondary-y" chart:style-name="ch12" chart:values-cell-range-address="'Best action'.G2:'Best action'.G3" chart:label-cell-address="'Best action'.G1:'Best action'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score</text:p>
                <draw:g>
                  <svg:desc>'Best action'.F1:'Best action'.F1</svg:desc>
                </draw:g>
              </table:table-cell>
              <table:table-cell office:value-type="string">
                <text:p>mean time</text:p>
                <draw:g>
                  <svg:desc>'Best action'.G1:'Best ac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_action</text:p>
                <draw:g>
                  <svg:desc>'Best action'.E2:'Best action'.E3</svg:desc>
                </draw:g>
              </table:table-cell>
              <table:table-cell office:value-type="float" office:value="31.8">
                <text:p>31.8</text:p>
                <draw:g>
                  <svg:desc>'Best action'.F2:'Best action'.F3</svg:desc>
                </draw:g>
              </table:table-cell>
              <table:table-cell office:value-type="float" office:value="226.3">
                <text:p>226.3</text:p>
                <draw:g>
                  <svg:desc>'Best action'.G2:'Best action'.G3</svg:desc>
                </draw:g>
              </table:table-cell>
            </table:table-row>
            <table:table-row>
              <table:table-cell office:value-type="string">
                <text:p>most_visits</text:p>
              </table:table-cell>
              <table:table-cell office:value-type="float" office:value="47">
                <text:p>47</text:p>
              </table:table-cell>
              <table:table-cell office:value-type="float" office:value="366.1">
                <text:p>366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